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paragraph-rsid="0016524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paragraph-rsid="001e834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paragraph-rsid="002e56df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officeooo:paragraph-rsid="002e56df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16524f" style:font-weight-asian="bold" style:font-weight-complex="bold"/>
    </style:style>
    <style:style style:name="P9" style:family="paragraph" style:parent-style-name="Standard">
      <style:text-properties fo:font-weight="bold" officeooo:paragraph-rsid="002e56df" style:font-weight-asian="bold" style:font-weight-complex="bold"/>
    </style:style>
    <style:style style:name="P10" style:family="paragraph" style:parent-style-name="Standard">
      <style:text-properties fo:font-weight="bold" officeooo:paragraph-rsid="002e56df" fo:background-color="transparent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officeooo:paragraph-rsid="0016524f"/>
    </style:style>
    <style:style style:name="P13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officeooo:paragraph-rsid="0016524f" fo:background-color="transparent"/>
    </style:style>
    <style:style style:name="P14" style:family="paragraph" style:parent-style-name="Standard">
      <style:text-properties officeooo:paragraph-rsid="001e8346"/>
    </style:style>
    <style:style style:name="P15" style:family="paragraph" style:parent-style-name="Standard">
      <style:text-properties officeooo:paragraph-rsid="00210e29"/>
    </style:style>
    <style:style style:name="P16" style:family="paragraph" style:parent-style-name="Standard">
      <style:text-properties officeooo:paragraph-rsid="002a7332"/>
    </style:style>
    <style:style style:name="P17" style:family="paragraph" style:parent-style-name="Standard">
      <style:text-properties officeooo:paragraph-rsid="002d256f"/>
    </style:style>
    <style:style style:name="P18" style:family="paragraph" style:parent-style-name="Standard">
      <style:text-properties style:use-window-font-color="true" fo:font-style="normal" fo:font-weight="bold" officeooo:rsid="002d256f" officeooo:paragraph-rsid="002d256f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>
        <style:tab-stops>
          <style:tab-stop style:position="0.499cm"/>
          <style:tab-stop style:position="7.001cm"/>
        </style:tab-stops>
      </style:paragraph-properties>
      <style:text-properties officeooo:paragraph-rsid="002e56df"/>
    </style:style>
    <style:style style:name="P20" style:family="paragraph" style:parent-style-name="Standard">
      <style:paragraph-properties>
        <style:tab-stops>
          <style:tab-stop style:position="8.943cm"/>
        </style:tab-stops>
      </style:paragraph-properties>
      <style:text-properties officeooo:paragraph-rsid="002e56df"/>
    </style:style>
    <style:style style:name="P21" style:family="paragraph" style:parent-style-name="Standard">
      <style:text-properties style:font-name="Times New Roman" fo:font-style="normal" officeooo:paragraph-rsid="002e56df" style:font-style-asian="normal" style:font-style-complex="normal"/>
    </style:style>
    <style:style style:name="P22" style:family="paragraph" style:parent-style-name="Standard">
      <style:text-properties officeooo:paragraph-rsid="002e56df"/>
    </style:style>
    <style:style style:name="P23" style:family="paragraph" style:parent-style-name="Standard">
      <style:paragraph-properties>
        <style:tab-stops>
          <style:tab-stop style:position="2.99cm" style:type="center"/>
          <style:tab-stop style:position="6.006cm" style:type="center"/>
          <style:tab-stop style:position="8.493cm" style:type="center"/>
        </style:tab-stops>
      </style:paragraph-properties>
      <style:text-properties officeooo:paragraph-rsid="002e56df"/>
    </style:style>
    <style:style style:name="P24" style:family="paragraph" style:parent-style-name="Table_20_Contents">
      <style:text-properties officeooo:paragraph-rsid="00210e29"/>
    </style:style>
    <style:style style:name="P25" style:family="paragraph" style:parent-style-name="Text_20_body">
      <style:text-properties officeooo:paragraph-rsid="002e56df"/>
    </style:style>
    <style:style style:name="P26" style:family="paragraph" style:parent-style-name="Standard">
      <style:paragraph-properties style:shadow="none">
        <style:tab-stops>
          <style:tab-stop style:position="0.499cm"/>
          <style:tab-stop style:position="7.001cm"/>
        </style:tab-stops>
      </style:paragraph-properties>
      <style:text-properties officeooo:paragraph-rsid="002e56df"/>
    </style:style>
    <style:style style:name="P27" style:family="paragraph" style:parent-style-name="Standard">
      <loext:graphic-properties draw:fill="solid" draw:fill-color="#99cc99"/>
      <style:paragraph-properties fo:background-color="#99cc99" style:writing-mode="page">
        <style:tab-stops>
          <style:tab-stop style:position="2.99cm" style:type="center"/>
          <style:tab-stop style:position="6.006cm" style:type="center"/>
          <style:tab-stop style:position="8.493cm" style:type="center"/>
        </style:tab-stops>
      </style:paragraph-properties>
      <style:text-properties officeooo:rsid="002e56df" officeooo:paragraph-rsid="002e56df"/>
    </style:style>
    <style:style style:name="P28" style:family="paragraph" style:parent-style-name="Standard">
      <loext:graphic-properties draw:fill="solid" draw:fill-color="#99cc99"/>
      <style:paragraph-properties fo:background-color="#99cc99" style:writing-mode="page"/>
      <style:text-properties officeooo:paragraph-rsid="002e56df" fo:background-color="transparent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background-color="transparent" style:writing-mode="page"/>
      <style:text-properties officeooo:paragraph-rsid="002e56df"/>
    </style:style>
    <style:style style:name="P30" style:family="paragraph" style:parent-style-name="tfTitre_20_Chapitre" style:master-page-name="Right_20_Page">
      <style:paragraph-properties style:page-number="auto"/>
    </style:style>
    <style:style style:name="P31" style:family="paragraph" style:parent-style-name="tfTitre_20_I_29_">
      <style:paragraph-properties fo:break-before="page"/>
    </style:style>
    <style:style style:name="P32" style:family="paragraph" style:parent-style-name="tfTitre_20_I_29_" style:list-style-name="tfNum_20_I_29_">
      <style:paragraph-properties fo:break-before="page"/>
      <style:text-properties officeooo:paragraph-rsid="002e56df"/>
    </style:style>
    <style:style style:name="P33" style:family="paragraph" style:parent-style-name="tfTitre_20_I_29_" style:master-page-name="Right_20_Page">
      <style:paragraph-properties style:page-number="auto"/>
    </style:style>
    <style:style style:name="P34" style:family="paragraph" style:parent-style-name="tfTitre_20_1_29_">
      <style:text-properties officeooo:paragraph-rsid="0016524f"/>
    </style:style>
    <style:style style:name="P35" style:family="paragraph" style:parent-style-name="tfTitre_20_1_29_">
      <style:text-properties officeooo:rsid="001e8346" officeooo:paragraph-rsid="001e8346"/>
    </style:style>
    <style:style style:name="P36" style:family="paragraph" style:parent-style-name="tfTitre_20_1_29_">
      <style:text-properties officeooo:paragraph-rsid="002e56df"/>
    </style:style>
    <style:style style:name="P37" style:family="paragraph" style:parent-style-name="tfTitre_20_1_29_">
      <style:paragraph-properties fo:break-before="page"/>
    </style:style>
    <style:style style:name="P38" style:family="paragraph" style:parent-style-name="tfTitre_20_1_29_">
      <style:paragraph-properties fo:break-before="page"/>
      <style:text-properties officeooo:paragraph-rsid="002e56df"/>
    </style:style>
    <style:style style:name="P39" style:family="paragraph" style:parent-style-name="tfTitre_20_a_29_">
      <style:text-properties officeooo:paragraph-rsid="002e56df"/>
    </style:style>
    <style:style style:name="P40" style:family="paragraph" style:parent-style-name="tfTitre_20_a_29_" style:list-style-name="tfNum_20_a_29_">
      <style:text-properties officeooo:paragraph-rsid="001f3fa0"/>
    </style:style>
    <style:style style:name="P41" style:family="paragraph" style:parent-style-name="tfTitre_20_a_29_">
      <style:paragraph-properties fo:break-before="page"/>
      <style:text-properties officeooo:paragraph-rsid="002e56df"/>
    </style:style>
    <style:style style:name="P42" style:family="paragraph" style:parent-style-name="Standard" style:list-style-name="tfPuce"/>
    <style:style style:name="P43" style:family="paragraph" style:parent-style-name="Standard" style:list-style-name="tfPuce">
      <style:paragraph-properties fo:line-height="0.9cm"/>
      <style:text-properties officeooo:paragraph-rsid="001dfb2b"/>
    </style:style>
    <style:style style:name="P44" style:family="paragraph" style:parent-style-name="Standard" style:list-style-name="tfPuce">
      <style:paragraph-properties>
        <style:tab-stops>
          <style:tab-stop style:position="0.499cm"/>
          <style:tab-stop style:position="7.001cm"/>
        </style:tab-stops>
      </style:paragraph-properties>
      <style:text-properties officeooo:paragraph-rsid="002e56df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  <style:text-properties fo:font-size="18pt" style:font-size-asian="18pt" style:font-size-complex="18pt"/>
    </style:style>
    <style:style style:name="P47" style:family="paragraph">
      <loext:graphic-properties draw:fill="solid" draw:fill-color="#cccccc"/>
      <style:text-properties fo:font-size="18pt" style:font-size-asian="18pt" style:font-size-complex="18pt"/>
    </style:style>
    <style:style style:name="P4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P52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3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size-complex="18pt"/>
    </style:style>
    <style:style style:name="P5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597e" style:font-style-asian="italic" style:font-style-complex="italic"/>
    </style:style>
    <style:style style:name="T4" style:family="text">
      <style:text-properties fo:font-style="italic" officeooo:rsid="0019c7fc" style:font-style-asian="italic" style:font-style-complex="italic"/>
    </style:style>
    <style:style style:name="T5" style:family="text">
      <style:text-properties fo:font-style="italic" officeooo:rsid="002ff146" style:font-style-asian="italic" style:font-style-complex="italic"/>
    </style:style>
    <style:style style:name="T6" style:family="text">
      <style:text-properties fo:font-style="italic" style:font-style-asian="normal" style:font-style-complex="normal"/>
    </style:style>
    <style:style style:name="T7" style:family="text">
      <style:text-properties fo:font-style="italic" officeooo:rsid="0019c7fc" style:font-style-asian="normal" style:font-style-complex="normal"/>
    </style:style>
    <style:style style:name="T8" style:family="text">
      <style:text-properties fo:font-style="italic"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10e29" style:font-style-asian="normal" style:font-style-complex="normal"/>
    </style:style>
    <style:style style:name="T11" style:family="text">
      <style:text-properties fo:font-style="normal" officeooo:rsid="0016524f" style:font-style-asian="normal" style:font-style-complex="normal"/>
    </style:style>
    <style:style style:name="T12" style:family="text">
      <style:text-properties fo:font-style="normal" officeooo:rsid="002e56df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d256f" style:font-weight-asian="bold" style:font-weight-complex="bold"/>
    </style:style>
    <style:style style:name="T19" style:family="text">
      <style:text-properties style:use-window-font-color="true" fo:font-style="normal" officeooo:rsid="001e8346" style:font-style-asian="normal" style:font-style-complex="normal"/>
    </style:style>
    <style:style style:name="T20" style:family="text">
      <style:text-properties style:use-window-font-color="true" fo:font-style="italic" officeooo:rsid="001e8346" style:font-style-asian="italic" style:font-style-complex="italic"/>
    </style:style>
    <style:style style:name="T2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super 58%" fo:font-style="normal" officeooo:rsid="00210e29" style:font-style-asian="normal" style:font-style-complex="normal"/>
    </style:style>
    <style:style style:name="T23" style:family="text">
      <style:text-properties style:text-position="super 58%" fo:font-style="normal" officeooo:rsid="0016597e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56ec9"/>
    </style:style>
    <style:style style:name="T26" style:family="text">
      <style:text-properties fo:color="#111111"/>
    </style:style>
    <style:style style:name="T27" style:family="text">
      <style:text-properties fo:color="#111111" fo:font-style="normal" style:font-style-asian="normal" style:font-style-complex="normal"/>
    </style:style>
    <style:style style:name="T28" style:family="text">
      <style:text-properties fo:color="#111111" fo:font-style="normal" officeooo:rsid="001e8346" style:font-style-asian="normal" style:font-style-complex="normal"/>
    </style:style>
    <style:style style:name="T29" style:family="text">
      <style:text-properties fo:color="#111111" fo:font-style="italic"/>
    </style:style>
    <style:style style:name="T30" style:family="text">
      <style:text-properties fo:color="#111111" fo:font-style="italic" style:font-style-asian="italic" style:font-style-complex="italic"/>
    </style:style>
    <style:style style:name="T31" style:family="text">
      <style:text-properties fo:color="#111111" fo:font-style="italic" officeooo:rsid="001e8346" style:font-style-asian="italic" style:font-style-complex="italic"/>
    </style:style>
    <style:style style:name="T32" style:family="text">
      <style:text-properties fo:color="#111111" fo:font-style="italic" officeooo:rsid="0016597e" style:font-style-asian="italic" style:font-style-complex="italic"/>
    </style:style>
    <style:style style:name="T33" style:family="text">
      <style:text-properties fo:color="#111111" fo:font-style="italic" officeooo:rsid="0019c7fc" style:font-style-asian="italic" style:font-style-complex="italic"/>
    </style:style>
    <style:style style:name="T34" style:family="text">
      <style:text-properties fo:color="#111111" style:text-position="super 58%"/>
    </style:style>
    <style:style style:name="T35" style:family="text">
      <style:text-properties fo:color="#111111" officeooo:rsid="00210e29"/>
    </style:style>
    <style:style style:name="T36" style:family="text">
      <style:text-properties fo:color="#111111" style:font-name="Times New Roman"/>
    </style:style>
    <style:style style:name="T37" style:family="text">
      <style:text-properties fo:color="#111111" style:font-name="Times New Roman" officeooo:rsid="0016597e"/>
    </style:style>
    <style:style style:name="T38" style:family="text">
      <style:text-properties fo:color="#111111" officeooo:rsid="0016597e"/>
    </style:style>
    <style:style style:name="T39" style:family="text">
      <style:text-properties officeooo:rsid="001e8346"/>
    </style:style>
    <style:style style:name="T40" style:family="text">
      <style:text-properties officeooo:rsid="001f3fa0"/>
    </style:style>
    <style:style style:name="T41" style:family="text">
      <style:text-properties officeooo:rsid="00210e29"/>
    </style:style>
    <style:style style:name="T42" style:family="text">
      <style:text-properties officeooo:rsid="002d256f"/>
    </style:style>
    <style:style style:name="T43" style:family="text">
      <style:text-properties style:font-name="OpenSymbol1" fo:font-style="normal" style:font-style-asian="normal" style:font-style-complex="normal"/>
    </style:style>
    <style:style style:name="T44" style:family="text">
      <style:text-properties officeooo:rsid="0016597e"/>
    </style:style>
    <style:style style:name="T45" style:family="text">
      <style:text-properties officeooo:rsid="002ff146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48" style:family="text">
      <style:text-properties fo:font-size="18pt" style:text-underline-style="none" fo:font-weight="normal" style:font-size-asian="18pt" style:font-size-complex="18pt"/>
    </style:style>
    <style:style style:name="T4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cm" draw:marker-end-width="0.39cm" draw:fill="none" draw:textarea-vertical-align="middle" draw:auto-grow-height="false" fo:min-height="2.792cm" fo:min-width="0.127cm" fo:padding-top="0.014cm" fo:padding-bottom="0.014cm" fo:padding-left="0.014cm" fo:padding-right="0.014cm" style:run-through="foreground"/>
    </style:style>
    <style:style style:name="gr3" style:family="graphic">
      <style:graphic-properties draw:stroke="none" svg:stroke-width="0.03cm" svg:stroke-color="#000000" draw:marker-start-width="0.39cm" draw:marker-end-width="0.39cm" draw:fill="none" draw:fill-color="#ffffff" fo:min-height="0.799cm" style:run-through="foreground"/>
    </style:style>
    <style:style style:name="gr4" style:family="graphic">
      <style:graphic-properties draw:stroke="none" svg:stroke-color="#000000" draw:fill="solid" draw:fill-color="#cccccc" fo:min-height="3.65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1.808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3.649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Arrow" draw:marker-start-width="0.18cm" draw:marker-start-center="false" draw:marker-end="Arrow" draw:marker-end-width="0.18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vertical-align="middle" draw:auto-grow-width="true" fo:min-height="0.489cm" fo:min-width="0.52cm" fo:padding-top="0.125cm" fo:padding-bottom="0.125cm" fo:padding-left="0.101cm" fo:padding-right="0.101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-width="0.3cm" draw:marker-start-center="false" draw:marker-end-width="0.3cm" draw:marker-end-center="false" draw:fill="none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color="#000000" draw:fill="none" draw:fill-color="#ffffff" fo:min-height="0.732cm" style:run-through="foreground"/>
    </style:style>
    <style:style style:name="gr14" style:family="graphic">
      <style:graphic-properties draw:stroke="solid" svg:stroke-width="0.03cm" svg:stroke-color="#000000" draw:marker-start-width="0.349cm" draw:marker-start-center="false" draw:marker-end="Arrow" draw:marker-end-width="0.15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alcul littéral</text:p>
      <text:p text:style-name="Standard"/>
      <text:p text:style-name="Standard"/>
      <text:list xml:id="list914250618" text:style-name="tfNum_20_I_29_">
        <text:list-item>
          <text:p text:style-name="tfTitre_20_I_29_">Intérêt du calcul littéral</text:p>
        </text:list-item>
      </text:list>
      <text:p text:style-name="Standard">En mathématiques, il arrive fréquemment que l'on ait besoin de faire des calculs sur une expression comportant des lettres.<text:line-break/>On parle alors de « calcul littéral ».</text:p>
      <text:p text:style-name="Standard"/>
      <text:p text:style-name="Standard"/>
      <text:p text:style-name="P7">Exemple :</text:p>
      <text:p text:style-name="Standard">Un chocolatier veut faire des paquets de 200 g de chocolat contenant deux fois plus de chocolats noirs que de chocolats au lait. Un chocolat noir pèse 6,75 g alors qu'un chocolat au lait pèse 6,5 g.</text:p>
      <text:p text:style-name="Standard">Combien de chocolats noirs et au lait doit-il mettre dans ses paquets ?</text:p>
      <text:p text:style-name="Standard"/>
      <text:p text:style-name="P7">Rédaction :</text:p>
      <text:p text:style-name="Standard">Appelons <text:span text:style-name="T1">x</text:span> le nombre de chocolats au lait dans un paquet :</text:p>
      <text:list xml:id="list615310559" text:style-name="tfPuce">
        <text:list-item>
          <text:p text:style-name="P42">Le poids total des chocolats au lait est alors : <text:s text:c="2"/><text:span text:style-name="T30">x</text:span><text:span text:style-name="T26">×6,5</text:span></text:p>
        </text:list-item>
        <text:list-item>
          <text:p text:style-name="P42">Le nombre de chocolats noirs est : <text:s text:c="2"/><text:span text:style-name="T26">2×</text:span><text:span text:style-name="T30">x</text:span></text:p>
        </text:list-item>
        <text:list-item>
          <text:p text:style-name="P42">Le poids total des chocolats noirs est : <text:s text:c="2"/><text:span text:style-name="T26">2×</text:span><text:span text:style-name="T30">x</text:span><text:span text:style-name="T26">×6,75</text:span></text:p>
        </text:list-item>
        <text:list-item>
          <text:p text:style-name="P43"><draw:g text:anchor-type="paragraph" draw:z-index="0" draw:style-name="gr1"><draw:custom-shape draw:style-name="gr2" draw:text-style-name="P45" svg:width="0.433cm" svg:height="2.973cm" svg:x="10.913cm" svg:y="1.24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3" draw:text-style-name="P46" svg:width="3.774cm" svg:height="0.8cm" svg:x="11.631cm" svg:y="2.366cm"><draw:text-box><text:p><text:span text:style-name="T46">Calcul littéral</text:span></text:p></draw:text-box></draw:frame></draw:g>Additionnons les poids totaux des chocolats noirs et au lait :<text:line-break/><text:span text:style-name="T26">2×</text:span><text:span text:style-name="T30">x</text:span><text:span text:style-name="T26">×6,75+</text:span><text:span text:style-name="T30">x</text:span><text:span text:style-name="T26">×6,5=200</text:span><text:span text:style-name="T27"><text:line-break/></text:span><text:span text:style-name="T26">13,5×</text:span><text:span text:style-name="T30">x</text:span><text:span text:style-name="T26">+6,5×</text:span><text:span text:style-name="T30">x</text:span><text:span text:style-name="T26">=200<text:line-break/>20×</text:span><text:span text:style-name="T30">x</text:span><text:span text:style-name="T26">=200<text:line-break/></text:span><text:span text:style-name="T30">x</text:span><text:span text:style-name="T26">=10</text:span></text:p>
        </text:list-item>
      </text:list>
      <text:p text:style-name="Standard"/>
      <text:p text:style-name="P16"><draw:frame text:anchor-type="paragraph" draw:z-index="1" draw:style-name="gr4" draw:text-style-name="P47" svg:width="9.831cm" svg:height="3.654cm" svg:x="9.169cm" svg:y="2.962cm"><draw:text-box><text:p><text:span text:style-name="T46">oral: p102: 1, 2, 3, 5, 6</text:span></text:p><text:p><text:span text:style-name="T46">p103: 7, 8(difficile), 10(difficile), 11</text:span></text:p><text:p><text:span text:style-name="T46">p108: 48, 49</text:span></text:p><text:p><text:span text:style-name="T46">p110: 67</text:span></text:p><text:p><text:span text:style-name="T46">p111: 73</text:span></text:p></draw:text-box></draw:frame>Dans chaque paquet, le chocolatier doit donc mettre <text:span text:style-name="T26">10</text:span> chocolats au lait et <text:span text:style-name="T26">20</text:span> chocolats noirs.</text:p>
      <text:list xml:id="list113012527033451" text:continue-list="list914250618" text:style-name="tfNum_20_I_29_">
        <text:list-item>
          <text:p text:style-name="P31">Simplifications d'écritures</text:p>
        </text:list-item>
      </text:list>
      <text:p text:style-name="P12"/>
      <text:list xml:id="list1298730347" text:style-name="tfNum_20_1_29_">
        <text:list-item text:start-value="1">
          <text:p text:style-name="P34">Le signe multiplié :</text:p>
        </text:list-item>
      </text:list>
      <text:p text:style-name="P17"><text:span text:style-name="T18">Ex : </text:span>3 × <text:span text:style-name="T2">a</text:span> = a + a + a</text:p>
      <text:p text:style-name="P12">Il y a ici trois <text:span text:style-name="T2">a</text:span>, au lieu d'écrire 3 × <text:span text:style-name="T2">a</text:span>, on écrira donc le plus souvent <text:span text:style-name="T26">3 a</text:span></text:p>
      <text:p text:style-name="P12"/>
      <text:p text:style-name="P8">R<text:span text:style-name="T42">ègle</text:span> :</text:p>
      <text:p text:style-name="P13">Quand le signe × est suivi d'une lettre ou <text:span text:style-name="T39">d’</text:span>une parenthèse, on peut se dispenser de l'écrire.</text:p>
      <text:p text:style-name="P12"/>
      <text:p text:style-name="P12">3 × <text:span text:style-name="T2">a</text:span> <text:s/>s'écrit <text:s/><text:span text:style-name="T26">3 </text:span><text:span text:style-name="T30">a</text:span></text:p>
      <text:p text:style-name="P12"><text:span text:style-name="T2">a</text:span> ×<text:span text:style-name="T9"> 3 <text:s/></text:span>s'écrit <text:s/><text:span text:style-name="T26">3 </text:span><text:span text:style-name="T30">a</text:span></text:p>
      <text:p text:style-name="P12"><text:span text:style-name="T2">a</text:span> × <text:span text:style-name="T2">b</text:span> <text:s/>s'écrit <text:s/><text:span text:style-name="T30">a</text:span><text:span text:style-name="T26"> </text:span><text:span text:style-name="T30">b</text:span></text:p>
      <text:p text:style-name="P12">4 × (<text:span text:style-name="T2">a</text:span> + 3) <text:s/>s'écrit <text:s/><text:span text:style-name="T26">4 (</text:span><text:span text:style-name="T30">a</text:span><text:span text:style-name="T26"> + 3)</text:span></text:p>
      <text:p text:style-name="P12"/>
      <text:p text:style-name="P12"/>
      <text:list xml:id="list113012839773905" text:continue-numbering="true" text:style-name="tfNum_20_1_29_">
        <text:list-item>
          <text:p text:style-name="P34">Carré, cube d'un nombre</text:p>
        </text:list-item>
      </text:list>
      <text:p text:style-name="P12">D'après ce qui précède, <text:s/><text:span text:style-name="T2">a</text:span> × <text:span text:style-name="T2">a</text:span> <text:s/>devrait s'écrire <text:s/><text:span text:style-name="T26">a a.</text:span></text:p>
      <text:p text:style-name="P12">En fait, on écrira <text:span text:style-name="T30">a</text:span><text:span text:style-name="T34">2</text:span> et on dira "<text:span text:style-name="T2">a</text:span> au carré"</text:p>
      <text:p text:style-name="P12">De même <text:span text:style-name="T2">a</text:span> × <text:span text:style-name="T2">a</text:span><text:span text:style-name="T9"> </text:span>×<text:span text:style-name="T9"> </text:span><text:span text:style-name="T2">a</text:span><text:span text:style-name="T9"> s'écrira </text:span><text:span text:style-name="T30">a</text:span><text:span text:style-name="T34">3</text:span><text:span text:style-name="T9"> et on dira "</text:span><text:span text:style-name="T2">a</text:span><text:span text:style-name="T9"> au cube"</text:span></text:p>
      <text:p text:style-name="P2"/>
      <text:p text:style-name="P12"/>
      <text:list xml:id="list113012459580001" text:continue-numbering="true" text:style-name="tfNum_20_1_29_">
        <text:list-item>
          <text:p text:style-name="P35">Réduire une expression littérale</text:p>
        </text:list-item>
      </text:list>
      <text:p text:style-name="P18">Exemples : </text:p>
      <text:p text:style-name="P17"><text:span text:style-name="T19">3 × </text:span><text:span text:style-name="T20">a</text:span><text:span text:style-name="T19"> + 2 × </text:span><text:span text:style-name="T20">a</text:span><text:span text:style-name="T19"> =</text:span><text:span text:style-name="T28"> 3 </text:span><text:span text:style-name="T31">a</text:span><text:span text:style-name="T28"> + 2 </text:span><text:span text:style-name="T31">a</text:span><text:span text:style-name="T28"> = (</text:span><text:span text:style-name="T31">a</text:span><text:span text:style-name="T28"> + </text:span><text:span text:style-name="T31">a</text:span><text:span text:style-name="T28"> + </text:span><text:span text:style-name="T31">a</text:span><text:span text:style-name="T28">) + (</text:span><text:span text:style-name="T31">a</text:span><text:span text:style-name="T28"> + </text:span><text:span text:style-name="T31">a</text:span><text:span text:style-name="T28">) = 5 </text:span><text:span text:style-name="T31">a</text:span></text:p>
      <text:p text:style-name="P14"><text:span text:style-name="T19">7,5 × </text:span><text:span text:style-name="T20">x</text:span><text:span text:style-name="T19"> – 2,5 × </text:span><text:span text:style-name="T20">x</text:span><text:span text:style-name="T19"> = </text:span><text:span text:style-name="T28">7,5 </text:span><text:span text:style-name="T31">x</text:span><text:span text:style-name="T28"> – 2,5 </text:span><text:span text:style-name="T31">x</text:span><text:span text:style-name="T28"> = 5 </text:span><text:span text:style-name="T31">x</text:span></text:p>
      <text:p text:style-name="P3"/>
      <text:p text:style-name="P25"/>
      <text:list xml:id="list113012555794119" text:continue-list="list113012527033451" text:style-name="tfNum_20_I_29_">
        <text:list-item>
          <text:p text:style-name="P32">Développer – Factoriser</text:p>
        </text:list-item>
      </text:list>
      <text:p text:style-name="P22"/>
      <text:list xml:id="list113013268657331" text:continue-list="list113012459580001" text:style-name="tfNum_20_1_29_">
        <text:list-item text:start-value="1">
          <text:p text:style-name="P36">Distributivité de la multiplication par rapport à l'addition ou la soustraction</text:p>
        </text:list-item>
      </text:list>
      <text:p text:style-name="P22"/>
      <text:list xml:id="list2406714710" text:style-name="tfNum_20_a_29_">
        <text:list-item>
          <text:p text:style-name="P39">Exemples :</text:p>
        </text:list-item>
      </text:list>
      <text:p text:style-name="P22">Dans toutes les situations ci-dessous, écrivez le calcul demandé de <text:span text:style-name="T9">deux manières différentes : </text:span><text:span text:style-name="T12">d’abord</text:span><text:span text:style-name="T9"> </text:span><text:span text:style-name="T12">comme une somme ou une différence </text:span><text:span text:style-name="T9">sans parenthèses </text:span><text:span text:style-name="T12">puis comme un produit</text:span><text:span text:style-name="T9"> avec </text:span><text:span text:style-name="T12">des </text:span><text:span text:style-name="T9">parenthèses.</text:span></text:p>
      <text:p text:style-name="P22"/>
      <text:list xml:id="list113012201308688" text:continue-list="list615310559" text:style-name="tfPuce">
        <text:list-item>
          <text:p text:style-name="P44">Une équipe de foot achète pour chacun des 15 joueurs une paire de chaussures à 40 euros et un maillot à 10<text:span text:style-name="T9"> euros.<text:line-break/>Combien vont-il</text:span><text:span text:style-name="T11">s</text:span><text:span text:style-name="T9"> dépenser ?</text:span></text:p>
        </text:list-item>
      </text:list>
      <text:p text:style-name="P19"/>
      <text:p text:style-name="P26"><text:tab/><text:span text:style-name="T2">A</text:span> = <text:span text:style-name="T26">15×40 + 15×10</text:span><text:tab/><text:span text:style-name="T2">A</text:span> = <text:span text:style-name="T26">15×(40 + 10)</text:span></text:p>
      <text:p text:style-name="P19"/>
      <text:list xml:id="list113012328249921" text:continue-list="list113012201308688" text:style-name="tfPuce">
        <text:list-item text:start-value="1">
          <text:p text:style-name="P44">Un magasin de vêtements fait une réduction de 1,50 euros sur tous ses articles. Éric achète 5 pantalons qui coûtaient 12 euros chacun avant la réduction. Combien va-t-il payer en tout ?</text:p>
        </text:list-item>
      </text:list>
      <text:p text:style-name="P19"><draw:g text:anchor-type="paragraph" draw:z-index="5" draw:style-name="gr7"><draw:rect draw:style-name="gr8" draw:text-style-name="P48" svg:width="3.005cm" svg:height="1.669cm" svg:x="13.859cm" svg:y="4.134cm"><text:p/></draw:rect><draw:line draw:style-name="gr9" draw:text-style-name="P49" svg:x1="13.859cm" svg:y1="3.78cm" svg:x2="15.611cm" svg:y2="3.78cm"><text:p/></draw:line><draw:line draw:style-name="gr9" draw:text-style-name="P49" svg:x1="15.609cm" svg:y1="3.78cm" svg:x2="16.823cm" svg:y2="3.78cm"><text:p/></draw:line><draw:line draw:style-name="gr9" draw:text-style-name="P49" svg:x1="13.455cm" svg:y1="4.131cm" svg:x2="13.455cm" svg:y2="5.84cm"><text:p/></draw:line><draw:line draw:style-name="gr10" draw:text-style-name="P49" svg:x1="15.609cm" svg:y1="4.131cm" svg:x2="15.609cm" svg:y2="5.8cm"><text:p/></draw:line><draw:frame draw:style-name="gr11" draw:text-style-name="P51" svg:width="0.722cm" svg:height="0.74cm" svg:x="15.867cm" svg:y="3.15cm"><draw:text-box draw:corner-radius="0.039cm"><text:p text:style-name="P50"><text:span text:style-name="T47">b</text:span></text:p></draw:text-box></draw:frame><draw:frame draw:style-name="gr11" draw:text-style-name="P51" svg:width="0.722cm" svg:height="0.74cm" svg:x="14.36cm" svg:y="3.15cm"><draw:text-box draw:corner-radius="0.039cm"><text:p text:style-name="P50"><text:span text:style-name="T47">a</text:span></text:p></draw:text-box></draw:frame><draw:frame draw:style-name="gr11" draw:text-style-name="P51" svg:width="0.722cm" svg:height="0.74cm" svg:x="12.734cm" svg:y="4.577cm"><draw:text-box draw:corner-radius="0.039cm"><text:p text:style-name="P50"><text:span text:style-name="T47">k</text:span></text:p></draw:text-box></draw:frame></draw:g></text:p>
      <text:p text:style-name="P26"><text:tab/><text:span text:style-name="T2">B</text:span> = <text:span text:style-name="T26">5×12 – 5×1,50</text:span><text:tab/><text:span text:style-name="T2">B</text:span> = <text:s/><text:span text:style-name="T26">5×(12 – 1,50)</text:span></text:p>
      <text:p text:style-name="P19"/>
      <text:list xml:id="list113011416919009" text:continue-list="list113012328249921" text:style-name="tfPuce">
        <text:list-item text:start-value="1">
          <text:p text:style-name="P44">Écrire en fonction de <text:span text:style-name="T2">k</text:span>, <text:span text:style-name="T2">a</text:span> et <text:span text:style-name="T2">b</text:span> l'aire de la surface grisée ci-dessous</text:p>
        </text:list-item>
      </text:list>
      <text:p text:style-name="P19"/>
      <text:p text:style-name="P26"><text:tab/><text:span text:style-name="T2">C</text:span> = <text:span text:style-name="T30">k a</text:span><text:span text:style-name="T26"> + </text:span><text:span text:style-name="T30">k b</text:span><text:tab/><text:span text:style-name="T2">C</text:span> = <text:span text:style-name="T30">k </text:span><text:span text:style-name="T26">(</text:span><text:span text:style-name="T30">a</text:span><text:span text:style-name="T26"> + </text:span><text:span text:style-name="T30">b</text:span><text:span text:style-name="T26">)</text:span></text:p>
      <text:p text:style-name="P19"/>
      <text:p text:style-name="P19"><draw:g text:anchor-type="paragraph" draw:z-index="6" draw:style-name="gr7"><draw:rect draw:style-name="gr12" draw:text-style-name="P52" svg:width="3.005cm" svg:height="1.669cm" svg:x="13.84cm" svg:y="4.134cm"><text:p/></draw:rect><draw:line draw:style-name="gr9" draw:text-style-name="P49" svg:x1="13.841cm" svg:y1="3.78cm" svg:x2="16.829cm" svg:y2="3.78cm"><text:p/></draw:line><draw:line draw:style-name="gr9" draw:text-style-name="P49" svg:x1="15.619cm" svg:y1="6.112cm" svg:x2="16.833cm" svg:y2="6.112cm"><text:p/></draw:line><draw:line draw:style-name="gr9" draw:text-style-name="P49" svg:x1="13.437cm" svg:y1="4.131cm" svg:x2="13.437cm" svg:y2="5.84cm"><text:p/></draw:line><draw:frame draw:style-name="gr11" draw:text-style-name="P51" svg:width="0.722cm" svg:height="0.74cm" svg:x="15.849cm" svg:y="6.009cm"><draw:text-box draw:corner-radius="0.039cm"><text:p text:style-name="P50"><text:span text:style-name="T47">b</text:span></text:p></draw:text-box></draw:frame><draw:frame draw:style-name="gr11" draw:text-style-name="P51" svg:width="0.722cm" svg:height="0.74cm" svg:x="15.062cm" svg:y="3.15cm"><draw:text-box draw:corner-radius="0.039cm"><text:p text:style-name="P50"><text:span text:style-name="T47">a</text:span></text:p></draw:text-box></draw:frame><draw:frame draw:style-name="gr11" draw:text-style-name="P51" svg:width="0.722cm" svg:height="0.74cm" svg:x="12.716cm" svg:y="4.577cm"><draw:text-box draw:corner-radius="0.039cm"><text:p text:style-name="P50"><text:span text:style-name="T47">k</text:span></text:p></draw:text-box></draw:frame><draw:rect draw:style-name="gr8" draw:text-style-name="P48" svg:width="1.772cm" svg:height="1.669cm" svg:x="13.84cm" svg:y="4.134cm"><text:p/></draw:rect></draw:g></text:p>
      <text:p text:style-name="P19"/>
      <text:p text:style-name="P19"/>
      <text:list xml:id="list113013150466926" text:continue-list="list113011416919009" text:style-name="tfPuce">
        <text:list-item text:start-value="1">
          <text:p text:style-name="P44">Écrire en fonction de <text:span text:style-name="T2">k</text:span>, <text:span text:style-name="T2">a</text:span> et <text:span text:style-name="T2">b</text:span> l'aire de la surface grisée ci-dessous</text:p>
        </text:list-item>
      </text:list>
      <text:p text:style-name="P19"/>
      <text:p text:style-name="P26"><text:tab/><text:span text:style-name="T2">D</text:span> = <text:span text:style-name="T30">k a</text:span><text:span text:style-name="T26"> – </text:span><text:span text:style-name="T30">k b</text:span><text:tab/><text:span text:style-name="T2">D</text:span> = <text:span text:style-name="T30">k </text:span><text:span text:style-name="T26">(</text:span><text:span text:style-name="T30">a</text:span><text:span text:style-name="T26"> – </text:span><text:span text:style-name="T30">b</text:span><text:span text:style-name="T26">)</text:span></text:p>
      <text:p text:style-name="P26"/>
      <text:p text:style-name="P20"/>
      <text:p text:style-name="P20"/>
      <text:p text:style-name="P20"/>
      <text:list xml:id="list113012840143982" text:continue-list="list2406714710" text:style-name="tfNum_20_a_29_">
        <text:list-item>
          <text:p text:style-name="P41">Cas général :</text:p>
        </text:list-item>
      </text:list>
      <text:p text:style-name="P9"/>
      <text:p text:style-name="P9">Propriété :</text:p>
      <text:p text:style-name="P22"><text:span text:style-name="T2">k</text:span>, <text:span text:style-name="T2">a</text:span> et <text:span text:style-name="T2">b</text:span> étant 3 nombres quelconques :</text:p>
      <text:p text:style-name="P27"><text:span text:style-name="T2"><text:tab/>k</text:span> <text:span text:style-name="T2">a</text:span> + <text:span text:style-name="T2">k</text:span> <text:span text:style-name="T2">b<text:tab/>=<text:tab/>k</text:span> (<text:span text:style-name="T2">a</text:span> + <text:span text:style-name="T2">b</text:span>)</text:p>
      <text:p text:style-name="P27"><text:tab/>Somme ou différence<text:tab/><text:tab/>produit</text:p>
      <text:p text:style-name="P27"><text:span text:style-name="T2"><text:tab/>k</text:span> <text:span text:style-name="T2">a</text:span> – <text:span text:style-name="T2">k</text:span> <text:span text:style-name="T2">b</text:span><text:span text:style-name="T9"><text:tab/></text:span>=<text:tab/><text:span text:style-name="T2">k</text:span> (<text:span text:style-name="T2">a</text:span> – <text:span text:style-name="T2">b</text:span>)</text:p>
      <text:p text:style-name="P23"/>
      <text:p text:style-name="P9">Ex:</text:p>
      <text:p text:style-name="P22">2 (<text:span text:style-name="T1">x</text:span> – 3) = <text:span text:style-name="T26">2 </text:span><text:span text:style-name="T30">x</text:span><text:span text:style-name="T26"> – 2 × 3</text:span></text:p>
      <text:p text:style-name="P22"><text:span text:style-name="T9">3 </text:span><text:span text:style-name="T2">a</text:span> + <text:span text:style-name="T2">a</text:span><text:span text:style-name="T9"> </text:span><text:span text:style-name="T2">b</text:span><text:span text:style-name="T9"> </text:span><text:span text:style-name="T2">=</text:span><text:span text:style-name="T9"> </text:span><text:span text:style-name="T30">a</text:span><text:span text:style-name="T26"> (3 + </text:span><text:span text:style-name="T30">b</text:span><text:span text:style-name="T26">)</text:span></text:p>
      <text:list xml:id="list113012457942411" text:continue-list="list113013268657331" text:style-name="tfNum_20_1_29_">
        <text:list-item>
          <text:p text:style-name="P38">Factoriser une expression</text:p>
        </text:list-item>
      </text:list>
      <text:p text:style-name="P10">Définition :</text:p>
      <text:p text:style-name="P28">Factoriser, c'est transformer une somme ou une différence en produit.</text:p>
      <text:p text:style-name="P22"/>
      <text:p text:style-name="P9">Ex:</text:p>
      <text:p text:style-name="P22"><text:span text:style-name="T2">A</text:span> = 5 <text:span text:style-name="T43"></text:span><text:span text:style-name="T9"> – </text:span><text:span text:style-name="T43"></text:span> <text:span text:style-name="T1">x</text:span></text:p>
      <text:p text:style-name="P22"><text:span text:style-name="T2">A</text:span> = <text:span text:style-name="T26"></text:span><text:span text:style-name="T36"> </text:span><text:span text:style-name="T37">(5 –</text:span><text:span text:style-name="T26"> </text:span><text:span text:style-name="T29">x</text:span><text:span text:style-name="T38">)</text:span></text:p>
      <text:p text:style-name="P21"/>
      <text:p text:style-name="P22"><text:span text:style-name="T2">B</text:span> = 12<text:span text:style-name="T9"> </text:span><text:span text:style-name="T1">x</text:span> + <text:span text:style-name="T3">a</text:span><text:span text:style-name="T44"> </text:span><text:span text:style-name="T1">x</text:span></text:p>
      <text:p text:style-name="P22"><text:span text:style-name="T2">B</text:span> = <text:span text:style-name="T30">x</text:span><text:span text:style-name="T26"> (12 + </text:span><text:span text:style-name="T30">a</text:span><text:span text:style-name="T26">)</text:span></text:p>
      <text:p text:style-name="P21"/>
      <text:p text:style-name="P22"><text:span text:style-name="T2">C</text:span> = 2 <text:span text:style-name="T1">x</text:span><text:span text:style-name="T23">2</text:span> – <text:span text:style-name="T1">x</text:span> + 3 <text:span text:style-name="T3">a</text:span><text:span text:style-name="T44"> </text:span><text:span text:style-name="T1">x</text:span></text:p>
      <text:p text:style-name="P22"><text:span text:style-name="T2">C</text:span> = <text:span text:style-name="T30">x</text:span><text:span text:style-name="T26"> × 2 </text:span><text:span text:style-name="T30">x</text:span><text:span text:style-name="T26"> – </text:span><text:span text:style-name="T30">x</text:span><text:span text:style-name="T26"> × 1 + </text:span><text:span text:style-name="T30">x</text:span><text:span text:style-name="T26"> × 3 </text:span><text:span text:style-name="T32">a</text:span></text:p>
      <text:p text:style-name="P22"><text:span text:style-name="T2">C</text:span> = <text:span text:style-name="T30">x</text:span><text:span text:style-name="T26"> (2 </text:span><text:span text:style-name="T30">x</text:span><text:span text:style-name="T26"> – 1 + 3 </text:span><text:span text:style-name="T32">a</text:span><text:span text:style-name="T26">)</text:span></text:p>
      <text:p text:style-name="P22"/>
      <text:p text:style-name="P22"/>
      <text:p text:style-name="P6"/>
      <text:list xml:id="list113012811420537" text:continue-numbering="true" text:style-name="tfNum_20_1_29_">
        <text:list-item>
          <text:p text:style-name="P36">Développer <text:span text:style-name="T45">(et réduire) </text:span>une expression</text:p>
        </text:list-item>
      </text:list>
      <text:p text:style-name="P10">Définition :</text:p>
      <text:p text:style-name="P28">Développer, c'est transformer un produit en somme ou en différence.</text:p>
      <text:p text:style-name="P22"/>
      <text:p text:style-name="P9">Ex:</text:p>
      <text:p text:style-name="P22"><text:span text:style-name="T2">A</text:span> = 2 (<text:span text:style-name="T2">a</text:span> + <text:span text:style-name="T2">b</text:span> + <text:span text:style-name="T2">c</text:span><text:span text:style-name="T9">)</text:span></text:p>
      <text:p text:style-name="P22"><text:span text:style-name="T2">A</text:span> = <text:span text:style-name="T26">2 </text:span><text:span text:style-name="T30">a</text:span><text:span text:style-name="T26"> + 2 </text:span><text:span text:style-name="T30">b</text:span><text:span text:style-name="T26"> + 2 </text:span><text:span text:style-name="T30">c</text:span></text:p>
      <text:p text:style-name="P6"/>
      <text:p text:style-name="P22"><draw:g text:anchor-type="paragraph" draw:z-index="8" draw:style-name="gr1"><draw:frame draw:style-name="gr13" draw:text-style-name="P46" svg:width="6.841cm" svg:height="0.733cm" svg:x="9.418cm" svg:y="0.353cm"><draw:text-box><text:p><text:span text:style-name="T46">On développe l'expression</text:span></text:p></draw:text-box></draw:frame><draw:frame draw:style-name="gr13" draw:text-style-name="P53" svg:width="6.388cm" svg:height="0.733cm" svg:x="9.418cm" svg:y="1.164cm"><draw:text-box><text:p><text:span text:style-name="T48">On la </text:span><text:span text:style-name="T49">réduit</text:span></text:p></draw:text-box></draw:frame><draw:path draw:style-name="gr14" draw:text-style-name="P54" svg:width="0.285cm" svg:height="0.51cm" svg:x="8.818cm" svg:y="0.493cm" svg:viewBox="0 0 286 511" svg:d="M21 0c64 14 136 46 199 101 32 28 62 75 66 133 4 57-18 123-53 157-71 71-233 120-233 120"><text:p/></draw:path><draw:path draw:style-name="gr14" draw:text-style-name="P54" svg:width="0.285cm" svg:height="0.627cm" svg:x="8.818cm" svg:y="1.171cm" svg:viewBox="0 0 286 628" svg:d="M21 0c64 18 136 57 199 125 32 34 62 93 66 163s-18 152-53 196c-71 86-233 144-233 144"><text:p/></draw:path></draw:g><text:span text:style-name="T2">B</text:span><text:span text:style-name="T9"> = </text:span><text:span text:style-name="T7">a</text:span><text:span text:style-name="T9"> (</text:span><text:span text:style-name="T4">x</text:span> – 1)</text:p>
      <text:p text:style-name="P22"><text:span text:style-name="T2">B</text:span><text:span text:style-name="T9"> = </text:span><text:span text:style-name="T33">a</text:span><text:span text:style-name="T26"> </text:span><text:span text:style-name="T33">x</text:span><text:span text:style-name="T26"> – </text:span><text:span text:style-name="T33">a</text:span><text:span text:style-name="T26"> × 1</text:span></text:p>
      <text:p text:style-name="P22"><text:span text:style-name="T2">B</text:span><text:span text:style-name="T9"> = </text:span><text:span text:style-name="T33">a</text:span><text:span text:style-name="T26"> </text:span><text:span text:style-name="T33">x</text:span><text:span text:style-name="T26"> – </text:span><text:span text:style-name="T33">a</text:span></text:p>
      <text:p text:style-name="P4"/>
      <text:p text:style-name="P29"><draw:g text:anchor-type="paragraph" draw:z-index="7" draw:style-name="gr1"><draw:frame draw:style-name="gr13" draw:text-style-name="P46" svg:width="6.841cm" svg:height="0.733cm" svg:x="9.418cm" svg:y="0.399cm"><draw:text-box><text:p><text:span text:style-name="T46">On développe l'expression</text:span></text:p></draw:text-box></draw:frame><draw:frame draw:style-name="gr13" draw:text-style-name="P53" svg:width="6.388cm" svg:height="0.733cm" svg:x="9.418cm" svg:y="1.507cm"><draw:text-box><text:p><text:span text:style-name="T48">On la </text:span><text:span text:style-name="T49">réduit</text:span></text:p></draw:text-box></draw:frame><draw:path draw:style-name="gr14" draw:text-style-name="P54" svg:width="0.285cm" svg:height="0.688cm" svg:x="8.818cm" svg:y="0.361cm" svg:viewBox="0 0 286 689" svg:d="M21 0c64 19 136 62 199 137 32 37 62 101 66 179 4 77-18 167-53 212-71 95-233 161-233 161"><text:p/></draw:path><draw:path draw:style-name="gr14" draw:text-style-name="P54" svg:width="0.285cm" svg:height="1.478cm" svg:x="8.818cm" svg:y="1.154cm" svg:viewBox="0 0 286 1479" svg:d="M21 0c64 43 136 134 199 295 32 80 62 220 66 384 4 165-18 357-53 461-71 202-233 339-233 339"><text:p/></draw:path></draw:g><text:span text:style-name="T5">C</text:span> = 3 (<text:span text:style-name="T2">x</text:span> + 5) + 2 (<text:span text:style-name="T2">x</text:span> – 1)</text:p>
      <text:p text:style-name="P29"><text:span text:style-name="T5">C</text:span> = <text:span text:style-name="T26">3 </text:span><text:span text:style-name="T30">x</text:span><text:span text:style-name="T26"> + 3 × 5 + 2 </text:span><text:span text:style-name="T30">x</text:span><text:span text:style-name="T26"> – 2 × 1</text:span></text:p>
      <text:p text:style-name="P29"><text:span text:style-name="T5">C</text:span> = <text:span text:style-name="T26">3 </text:span><text:span text:style-name="T30">x</text:span><text:span text:style-name="T26"> + 15 + 2 </text:span><text:span text:style-name="T30">x</text:span><text:span text:style-name="T26"> – 2</text:span></text:p>
      <text:p text:style-name="P29"><text:span text:style-name="T5">C</text:span> = <text:span text:style-name="T26">5 </text:span><text:span text:style-name="T30">x</text:span><text:span text:style-name="T26"> + 13</text:span></text:p>
      <text:p text:style-name="P22"/>
      <text:list xml:id="list113012775543298" text:continue-list="list113012555794119" text:style-name="tfNum_20_I_29_">
        <text:list-item>
          <text:p text:style-name="P33">Égalités dans des expressions littérales</text:p>
        </text:list-item>
      </text:list>
      <text:p text:style-name="Standard"/>
      <text:list xml:id="list113012295199766" text:continue-list="list113012811420537" text:style-name="tfNum_20_1_29_">
        <text:list-item text:start-value="1">
          <text:p text:style-name="tfTitre_20_1_29_">Les deux emplois du signe égal</text:p>
        </text:list-item>
      </text:list>
      <text:p text:style-name="Standard">Attention, dans une expression littérale, le signe égal peut être utilisé dans deux cas bien distincts :</text:p>
      <text:p text:style-name="Standard"/>
      <text:list xml:id="list113011846999365" text:continue-list="list113012840143982" text:style-name="tfNum_20_a_29_">
        <text:list-item text:start-value="1">
          <text:p text:style-name="tfTitre_20_a_29_">Égalités toujours vraies <text:span text:style-name="T40">(Identités)</text:span></text:p>
        </text:list-item>
      </text:list>
      <text:p text:style-name="Standard"><text:span text:style-name="T17">Ex :</text:span><text:span text:style-name="T24"> 8 </text:span><text:span text:style-name="T8">x</text:span><text:span text:style-name="T24"> + 2 </text:span><text:span text:style-name="T8">x</text:span><text:span text:style-name="T14"> = </text:span>10 <text:span text:style-name="T2">x</text:span></text:p>
      <text:p text:style-name="Standard">Ici, les deux membres de l'égalité sont toujours égaux quelle que soit la valeur donnée à <text:span text:style-name="T1">x</text:span><text:span text:style-name="T9">.</text:span></text:p>
      <text:p text:style-name="P5"/>
      <text:list xml:id="list113011382475086" text:continue-numbering="true" text:style-name="tfNum_20_a_29_">
        <text:list-item>
          <text:p text:style-name="P40">Égalités <text:span text:style-name="T40">parfoi</text:span>s vraies <text:span text:style-name="T40">(</text:span>Équations<text:span text:style-name="T40">)</text:span></text:p>
        </text:list-item>
      </text:list>
      <text:p text:style-name="Standard"><text:span text:style-name="T13">Ex :</text:span><text:span text:style-name="T9"> 8 </text:span><text:span text:style-name="T6">x</text:span> = 2 <text:span text:style-name="T1">x</text:span> + 3</text:p>
      <text:p text:style-name="Standard"><text:span text:style-name="T9">Ici on a encore utilisé le signe égal alors que l'égalité n'est vraie que pour </text:span><text:span text:style-name="T6">x</text:span> = <text:span text:style-name="T26">0,5 </text:span><text:span text:style-name="T9">et fausse pour les autres valeurs de </text:span><text:span text:style-name="T6">x</text:span> !<text:line-break/>On dit alors que <text:span text:style-name="T9">8 </text:span><text:span text:style-name="T6">x</text:span> = 2 <text:span text:style-name="T1">x</text:span> + 3 est une <text:span text:style-name="T16">équation</text:span> qui a pour <text:span text:style-name="T16">solution</text:span> <text:span text:style-name="T26">0,5</text:span>.</text:p>
      <text:p text:style-name="Standard"/>
      <text:p text:style-name="Standard"><draw:frame text:anchor-type="paragraph" draw:z-index="3" draw:style-name="gr5" draw:text-style-name="P47" svg:width="12.45cm" svg:height="1.809cm" svg:x="6.549cm" svg:y="2.18cm"><draw:text-box><text:p><text:span text:style-name="T46">oral: p106: 27, 30 + p107: 36, 38</text:span></text:p><text:p><text:span text:style-name="T46">utiliser contre exemple: p106: 31 + p110: 65</text:span></text:p></draw:text-box></draw:frame></text:p>
      <text:list xml:id="list113012024758902" text:continue-list="list113012295199766" text:style-name="tfNum_20_1_29_">
        <text:list-item>
          <text:p text:style-name="P37">Tester si une égalité est vraie</text:p>
        </text:list-item>
      </text:list>
      <text:p text:style-name="Standard">Dans le cas d'une équation dont on ne sait pas trouver les solutions directement, on peut « tester » différentes valeurs de <text:span text:style-name="T1">x</text:span><text:span text:style-name="T9">.</text:span></text:p>
      <text:p text:style-name="P5"/>
      <text:p text:style-name="P7">Attention à la façon de rédiger !</text:p>
      <text:p text:style-name="Standard"><text:span text:style-name="T14">a) On calcule le 1</text:span><text:span text:style-name="T21">er</text:span><text:span text:style-name="T14"> membre</text:span></text:p>
      <text:p text:style-name="Standard"><text:span text:style-name="T14">b) On calcule le 2</text:span><text:span text:style-name="T21">nd</text:span><text:span text:style-name="T14"> membre</text:span></text:p>
      <text:p text:style-name="P1">c) On compare <text:span text:style-name="T25">les résultats</text:span></text:p>
      <text:p text:style-name="Standard"/>
      <text:p text:style-name="Standard"/>
      <text:p text:style-name="Standard"><text:span text:style-name="T13">Ex 1 :</text:span><text:span text:style-name="T9"> Tester si l'égalité 4 </text:span><text:span text:style-name="T6">x</text:span> = 2 (<text:span text:style-name="T1">x</text:span> + 2)<text:span text:style-name="T9"> est vraie pour </text:span><text:span text:style-name="T6">x</text:span><text:span text:style-name="T9"> = 1 puis </text:span><text:span text:style-name="T6">x</text:span><text:span text:style-name="T9"> = 2.</text:span></text:p>
      <text:p text:style-name="P11"><text:span text:style-name="T9">si </text:span><text:span text:style-name="T6">x</text:span><text:span text:style-name="T9"> = 1</text:span></text:p>
      <text:p text:style-name="Standard">D'une part : 4 <text:span text:style-name="T1">x = </text:span><text:span text:style-name="T26">4 × 1 = 4</text:span></text:p>
      <text:p text:style-name="Standard">D'autre part : 2 (<text:span text:style-name="T1">x</text:span> + 2) = <text:span text:style-name="T26">2 (1 + 2) = 2 × 3 = 6</text:span></text:p>
      <text:p text:style-name="Standard">L'égalité n'est donc pas vraie pour <text:span text:style-name="T2">x</text:span> = 1</text:p>
      <text:p text:style-name="P5"/>
      <text:p text:style-name="P11"><text:span text:style-name="T9">si </text:span><text:span text:style-name="T6">x</text:span><text:span text:style-name="T9"> = 2</text:span></text:p>
      <text:p text:style-name="Standard">D'une part : 4 <text:span text:style-name="T1">x = </text:span><text:span text:style-name="T26">4 × 2 = 8</text:span></text:p>
      <text:p text:style-name="Standard">D'autre part : 2<text:span text:style-name="T15"> </text:span>(<text:span text:style-name="T1">x</text:span> + 2) = <text:span text:style-name="T26">2 (2 + 2) = 2 × 4 = 8</text:span></text:p>
      <text:p text:style-name="Standard">L'égalité est donc vraie pour <text:span text:style-name="T2">x</text:span> = 2</text:p>
      <text:p text:style-name="P1"/>
      <text:p text:style-name="P1"/>
      <text:p text:style-name="Standard"><text:span text:style-name="T13">Ex 2 :</text:span><text:span text:style-name="T9"> Tester l'égalité 4 (2 </text:span><text:span text:style-name="T6">x</text:span><text:span text:style-name="T22">2</text:span> + 1) = 12<text:span text:style-name="T9"> pour </text:span><text:span text:style-name="T6">x</text:span> = 1<text:span text:style-name="T9"> puis </text:span><text:span text:style-name="T6">x</text:span> = <text:span text:style-name="T41">3</text:span><text:span text:style-name="T9">.</text:span></text:p>
      <text:p text:style-name="P11"><text:span text:style-name="T9">si </text:span><text:span text:style-name="T6">x</text:span><text:span text:style-name="T9"> = 1</text:span></text:p>
      <text:p text:style-name="P15"><text:span text:style-name="T9">4 (2 </text:span><text:span text:style-name="T6">x</text:span><text:span text:style-name="T22">2</text:span> + 1) = <text:span text:style-name="T26">4 (2 × 1 × 1 + 1)= 4 (2 + 1)= 4 × 3= 12</text:span></text:p>
      <text:p text:style-name="Standard">L'égalité est donc vérifiée pour <text:span text:style-name="T2">x</text:span> = 1</text:p>
      <text:p text:style-name="Standard"><text:s text:c="2"/></text:p>
      <text:p text:style-name="P11"><text:span text:style-name="T9">si </text:span><text:span text:style-name="T6">x</text:span><text:span text:style-name="T9"> = </text:span><text:span text:style-name="T10">3</text:span></text:p>
      <text:p text:style-name="P24"><text:span text:style-name="T9">4 (2 </text:span><text:span text:style-name="T6">x</text:span><text:span text:style-name="T22">2</text:span> + 1) = <text:span text:style-name="T26">4 (2 × </text:span><text:span text:style-name="T35">3 × 3</text:span><text:span text:style-name="T26"> + 1) = 4 (</text:span><text:span text:style-name="T35">18</text:span><text:span text:style-name="T26"> + 1) = 4 × </text:span><text:span text:style-name="T35">19</text:span><text:span text:style-name="T26">= </text:span><text:span text:style-name="T35">76</text:span></text:p>
      <text:p text:style-name="Standard">L'égalité n'est donc pas vérifiée pour <text:span text:style-name="T2">x</text:span> = <text:span text:style-name="T41">3</text:span></text:p>
      <text:p text:style-name="Standard"><draw:frame text:anchor-type="paragraph" draw:z-index="2" draw:style-name="gr4" draw:text-style-name="P47" svg:width="4.818cm" svg:height="3.654cm" svg:x="11.001cm" svg:y="1.917cm"><draw:text-box><text:p><text:span text:style-name="T46">p106: 29</text:span></text:p><text:p><text:span text:style-name="T46">p107: 34, 35, 40</text:span></text:p><text:p><text:span text:style-name="T46">p109: 59, 60</text:span></text:p><text:p><text:span text:style-name="T46">p110: 63</text:span></text:p><text:p><text:span text:style-name="T46">p111: 69, 72</text:span></text:p></draw:text-box></draw:frame></text:p>
      <text:p text:style-name="P1"><draw:frame text:anchor-type="paragraph" draw:z-index="4" draw:style-name="gr6" draw:text-style-name="P47" svg:width="2.961cm" svg:height="3.65cm" svg:x="16.041cm" svg:y="1.18cm"><draw:text-box><text:p><text:span text:style-name="T46">pb ouvert:</text:span></text:p><text:p><text:span text:style-name="T46">79 p113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08T22:51:31.63</meta:creation-date>
    <meta:editing-duration>PT2H21M2S</meta:editing-duration>
    <meta:editing-cycles>43</meta:editing-cycles>
    <meta:generator>LibreOffice/5.3.7.2$Windows_X86_64 LibreOffice_project/6b8ed514a9f8b44d37a1b96673cbbdd077e24059</meta:generator>
    <meta:initial-creator>Véronique et Thibaud FONTANET</meta:initial-creator>
    <dc:date>2018-04-29T11:30:10.809000000</dc:date>
    <meta:print-date>2015-12-11T11:15:34.260000000</meta:print-date>
    <meta:document-statistic meta:table-count="0" meta:image-count="0" meta:object-count="0" meta:page-count="8" meta:paragraph-count="108" meta:word-count="1116" meta:character-count="4640" meta:non-whitespace-character-count="3604"/>
  </office:meta>
</office:document-meta>
</file>